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ramework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elery on top of RabbitMQ </text:p>
              </text:list-item>
              <text:list-item>
                <text:p>Celerybeat for daily trend scan/URL list updates</text:p>
              </text:list-item>
              <text:list-item>
                <text:p>Calls each task with the results of the previo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3.506cm" svg:x="1.4cm" svg:y="0.837cm" presentation:class="title" presentation:user-transformed="true">
          <draw:text-box>
            <text:p>Asynchronous Tasks</text:p>
          </draw:text-box>
        </draw:frame>
        <draw:frame presentation:style-name="pr2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Celery tasks cannot wait on each other</text:p>
              </text:list-item>
              <text:list-item>
                <text:p>The thread pools would starve</text:p>
              </text:list-item>
              <text:list-item>
                <text:p>So Tasks have optional callback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Asynchronous Tasks</text:p>
          </draw:text-box>
        </draw:frame>
        <draw:frame presentation:style-name="pr2" draw:layer="layout" svg:width="24.639cm" svg:height="12.179cm" svg:x="1.4cm" svg:y="4.914cm" presentation:class="outline">
          <draw:text-box>
            <text:list text:style-name="L2">
              <text:list-item>
                <text:p>Celery tasks grouped as</text:p>
                <text:list>
                  <text:list-item>
                    <text:p>Source</text:p>
                  </text:list-item>
                  <text:list-item>
                    <text:p>Search</text:p>
                  </text:list-item>
                  <text:list-item>
                    <text:p>Scan</text:p>
                  </text:list-item>
                </text:list>
              </text:list-item>
              <text:list-item>
                <text:p>Run each Source task with a callback to run the Search tasks, and so on.</text:p>
              </text:list-item>
              <text:list-item>
                <text:p>Finally call storage task to insert into MySQL databa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omas Grainger</meta:initial-creator>
    <meta:creation-date>2013-01-08T08:47:26</meta:creation-date>
    <dc:date>2013-01-08T09:11:59</dc:date>
    <dc:creator>Thomas Grainger</dc:creator>
    <meta:editing-duration>PT19M12S</meta:editing-duration>
    <meta:editing-cycles>4</meta:editing-cycles>
    <meta:generator>LibreOffice/3.6$Linux_X86_64 LibreOffice_project/360m1$Build-2</meta:generator>
    <meta:document-statistic meta:object-count="33"/>
  </office:meta>
</office:document-meta>
</file>